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FileWriter.copyFile( FileEntry source , IndexOutput os , byte buffer [ ]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oundFileWriter.CompoundFileWriter( Directory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Writer.clo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mpoundFileWriter.addFile(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undFileWriter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FileWriter.CompoundFileWriter( Directory dir , String name , SegmentMerger . CheckAbort checkAb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undFileWri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